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f711"/>
    </style:style>
    <style:style style:name="P2" style:family="paragraph" style:parent-style-name="Text_20_body">
      <style:paragraph-properties fo:line-height="100%"/>
      <style:text-properties officeooo:rsid="0019ddee" officeooo:paragraph-rsid="0019ddee"/>
    </style:style>
    <style:style style:name="P3" style:family="paragraph" style:parent-style-name="Text_20_body">
      <style:paragraph-properties fo:margin-top="0cm" fo:margin-bottom="0.146cm" loext:contextual-spacing="false" fo:line-height="100%"/>
      <style:text-properties officeooo:rsid="0019ddee" officeooo:paragraph-rsid="0019ddee"/>
    </style:style>
    <style:style style:name="P4" style:family="paragraph" style:parent-style-name="Text_20_body">
      <style:paragraph-properties fo:margin-top="0cm" fo:margin-bottom="0.146cm" loext:contextual-spacing="false" fo:line-height="100%"/>
      <style:text-properties officeooo:paragraph-rsid="0019ddee"/>
    </style:style>
    <style:style style:name="P5" style:family="paragraph" style:parent-style-name="Standard">
      <style:text-properties officeooo:rsid="0018375f" officeooo:paragraph-rsid="0018375f"/>
    </style:style>
    <style:style style:name="P6" style:family="paragraph" style:parent-style-name="Standard">
      <style:text-properties officeooo:rsid="0018375f" officeooo:paragraph-rsid="0018f711"/>
    </style:style>
    <style:style style:name="P7" style:family="paragraph" style:parent-style-name="Standard">
      <style:text-properties fo:font-weight="normal" officeooo:paragraph-rsid="0018375f" style:font-weight-asian="normal" style:font-weight-complex="normal"/>
    </style:style>
    <style:style style:name="P8" style:family="paragraph" style:parent-style-name="Standard">
      <style:text-properties fo:font-weight="normal" officeooo:rsid="0018f711" officeooo:paragraph-rsid="0018f711" style:font-weight-asian="normal" style:font-weight-complex="normal"/>
    </style:style>
    <style:style style:name="P9" style:family="paragraph" style:parent-style-name="Standard">
      <style:text-properties officeooo:rsid="0019ddee" officeooo:paragraph-rsid="0019ddee"/>
    </style:style>
    <style:style style:name="P10" style:family="paragraph" style:parent-style-name="Standard">
      <style:text-properties officeooo:rsid="001b50bb" officeooo:paragraph-rsid="001b50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f711" style:font-weight-asian="normal" style:font-weight-complex="normal"/>
    </style:style>
    <style:style style:name="T3" style:family="text">
      <style:text-properties fo:font-weight="normal" officeooo:rsid="0019ddee" style:font-weight-asian="normal" style:font-weight-complex="normal"/>
    </style:style>
    <style:style style:name="T4" style:family="text">
      <style:text-properties officeooo:rsid="0019dde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Quins són els llenguatges de programació més usats? A Internet trobareu diferents rànkings fets per consultores, organismes oficials etc. (citeu-ne les fonts).</text:p>
      <text:p text:style-name="Standard"/>
      <text:p text:style-name="P5">1º Java</text:p>
      <text:p text:style-name="P5">2º C</text:p>
      <text:p text:style-name="P5">3º C++</text:p>
      <text:p text:style-name="P9">Font: www.tiobe.com</text:p>
      <text:p text:style-name="Standard"/>
      <text:p text:style-name="Standard">2. Quines característiques tenen els 3  llenguatges més utilitzats? (generació, compilat/interpretat, paradigma, etc). Conicideixen? són diferents?</text:p>
      <text:p text:style-name="Standard"/>
      <text:p text:style-name="P5">Java</text:p>
      <text:p text:style-name="P6">Llenguatge de 3º generació orientat a objectes </text:p>
      <text:p text:style-name="P5"><text:span text:style-name="T1">Disponibilitat de un a</text:span><text:span text:style-name="T2">m</text:span><text:span text:style-name="T1">pli conjunt de biblioteques</text:span></text:p>
      <text:p text:style-name="P5"><text:span text:style-name="T1">Llenguatge simple</text:span></text:p>
      <text:p text:style-name="P5"><text:span text:style-name="T1">Interpretat i compilat a l’hora</text:span></text:p>
      <text:p text:style-name="P5"><text:span text:style-name="T1">Indiferent a la arquitectura</text:span></text:p>
      <text:p text:style-name="P7"/>
      <text:p text:style-name="P8">C</text:p>
      <text:p text:style-name="P8">Llenguatge de 3º generacio simple</text:p>
      <text:p text:style-name="P8">Compilat</text:p>
      <text:p text:style-name="P1"><text:span text:style-name="T3">Orientat a objectes</text:span> </text:p>
      <text:p text:style-name="P2">C++</text:p>
      <text:p text:style-name="P3">Llenguatge 3º generacio</text:p>
      <text:p text:style-name="P4"><text:span text:style-name="T4">Llenguatge compilat</text:span></text:p>
      <text:p text:style-name="P3">Orientat a objectes</text:p>
      <text:p text:style-name="Standard"/>
      <text:p text:style-name="Standard">3. Feu una ullada a ofertes de treball (Infojobs, Tecnoempleo etc.) a Mallorca. </text:p>
      <text:p text:style-name="Standard">Quins són els llenguatges més utilitzats? Per a quin ús es demanen?</text:p>
      <text:p text:style-name="Standard"/>
      <text:p text:style-name="P9">Java, PHP, SQL, .Net, C, C++</text:p>
      <text:p text:style-name="P9">L’us mes solicitat es per analista programador.</text:p>
      <text:p text:style-name="Standard"/>
      <text:p text:style-name="Standard">4. Després de la vostra recerca, en el món professional, considereu que s’utilitza </text:p>
      <text:p text:style-name="Standard">més la programació estructurada o la programació orientada a objectes? Per a </text:p>
      <text:p text:style-name="Standard">quin tipus d’aplicacions (entorn web, entorn client-servidor)? </text:p>
      <text:p text:style-name="Standard"/>
      <text:p text:style-name="P10">La programacio orientada a objectes es mes utilitzada i el tipus d’aplicacio client-servidor</text:p>
      <text:p text:style-name="Standard"/>
      <text:p text:style-name="Standard">5. Quina seria la vostra recomanació en el cas que us consultin quin tipus de </text:p>
      <text:p text:style-name="Standard">programació utilitzar?</text:p>
      <text:p text:style-name="Standard"/>
      <text:p text:style-name="P10">Jo crec que Java, ja que es la mes utilitzada i permet programar a cualsevol SO, per complementar tambe diria que es necesari tant PHP, JavaScript e inclos HTML i C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1:14:47.842484961</meta:creation-date>
    <dc:date>2017-10-06T21:52:39.306318510</dc:date>
    <meta:editing-duration>PT7M19S</meta:editing-duration>
    <meta:editing-cycles>1</meta:editing-cycles>
    <meta:document-statistic meta:table-count="0" meta:image-count="0" meta:object-count="0" meta:page-count="1" meta:paragraph-count="31" meta:word-count="223" meta:character-count="1451" meta:non-whitespace-character-count="1251"/>
    <meta:generator>LibreOffice/5.1.6.2$Linux_X86_64 LibreOffice_project/10m0$Build-2</meta:generator>
  </office:meta>
</office:document-meta>
</file>